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8-15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30---instalação-do-postgresql-conectando-servidor-ao-pgadmin-4-e-acessando-psql"/>3 Módulo 30 - Instalação do <text:span text:style-name="T1">PostgreSQL</text:span>, conectando servidor ao <text:span text:style-name="T1">pgAdmin 4</text:span> e acessando <text:span text:style-name="T1">psql</text:span><text:bookmark-end text:name="módulo-30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Salvar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observações"/>4 Observações<text:bookmark-end text:name="observações"/></text:h>
      <text:p text:style-name="Pagebreak"/>
      <text:h text:style-name="Heading_20_1" text:outline-level="1"><text:bookmark-start text:name="andamento-dos-estudos"/>5 Andamento dos Estudos<text:bookmark-end text:name="andamento-dos-estudos"/></text:h>
      <text:h text:style-name="Heading_20_2" text:outline-level="2"><text:bookmark-start text:name="assunto-em-andamento"/>5.1 Assunto em andamento<text:bookmark-end text:name="assunto-em-andamento"/></text:h>
      <text:p text:style-name="First_20_paragraph">Atualmente estou estudando Módulo 30 - AULA 11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8-15T04:29:49Z</meta:creation-date>
    <dc:date>2022-08-15T04:29:49Z</dc:date>
    <meta:user-defined meta:name="date" meta:value-type="string">2022-08-15</meta:user-defined>
    <meta:user-defined meta:name="output" meta:value-type="string"/>
    <meta:user-defined meta:name="subtitle" meta:value-type="string">Readme.rmd</meta:user-defined>
  </office:meta>
</office:document-meta>
</file>